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2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ff00"/>
    </style:style>
    <style:style style:name="P4" style:family="paragraph" style:parent-style-name="Text_20_body">
      <style:paragraph-properties fo:margin-left="0.397cm" fo:margin-right="0cm" fo:orphans="2" fo:widows="2" fo:text-indent="0cm" style:auto-text-indent="false"/>
      <style:text-properties fo:background-color="#ffff00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8">
      <style:paragraph-properties fo:line-height="100%" fo:text-align="justify" style:justify-single-word="false"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8">
      <style:paragraph-properties fo:line-height="100%" fo:text-align="justify" style:justify-single-word="false" fo:orphans="2" fo:widows="2"/>
    </style:style>
    <style:style style:name="P8" style:family="paragraph" style:parent-style-name="Text_20_body" style:list-style-name="L8">
      <style:paragraph-properties fo:line-height="100%" fo:text-align="justify" style:justify-single-word="false" fo:orphans="2" fo:widows="2"/>
      <style:text-properties fo:background-color="#ffff00"/>
    </style:style>
    <style:style style:name="P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5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ff0000" style:font-name="Verdana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2">
      <style:paragraph-properties fo:margin-left="0.397cm" fo:margin-right="0cm" fo:margin-top="0cm" fo:margin-bottom="0cm" fo:orphans="2" fo:widows="2" fo:text-indent="0cm" style:auto-text-indent="false"/>
    </style:style>
    <style:style style:name="P14" style:family="paragraph" style:parent-style-name="Text_20_body" style:list-style-name="L3">
      <style:paragraph-properties fo:margin-left="0.397cm" fo:margin-right="0cm" fo:margin-top="0cm" fo:margin-bottom="0cm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.397cm" fo:margin-right="0cm" fo:margin-top="0cm" fo:margin-bottom="0cm" fo:orphans="2" fo:widows="2" fo:text-indent="0cm" style:auto-text-indent="false"/>
    </style:style>
    <style:style style:name="P16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</style:style>
    <style:style style:name="P17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8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ff00"/>
    </style:style>
    <style:style style:name="P19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language="ru" fo:country="RU" fo:font-style="normal" fo:font-weight="normal" fo:background-color="transparent"/>
    </style:style>
    <style:style style:name="P20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5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ff0000" style:font-name="Verdana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24" style:family="paragraph" style:parent-style-name="Text_20_body" style:list-style-name="L4">
      <style:paragraph-properties fo:margin-left="0.397cm" fo:margin-right="0cm" fo:orphans="2" fo:widows="2" fo:text-indent="0cm" style:auto-text-indent="false"/>
    </style:style>
    <style:style style:name="P25" style:family="paragraph" style:parent-style-name="Text_20_body" style:list-style-name="L6">
      <style:paragraph-properties fo:margin-left="0.397cm" fo:margin-right="0cm" fo:orphans="2" fo:widows="2" fo:text-indent="0cm" style:auto-text-indent="false"/>
    </style:style>
    <style:style style:name="P26" style:family="paragraph" style:parent-style-name="Text_20_body" style:list-style-name="L7">
      <style:paragraph-properties fo:margin-left="0.397cm" fo:margin-right="0cm" fo:orphans="2" fo:widows="2" fo:text-indent="0cm" style:auto-text-indent="false"/>
    </style:style>
    <style:style style:name="P27" style:family="paragraph" style:parent-style-name="Text_20_body">
      <style:paragraph-properties fo:margin-left="-0.018cm" fo:margin-right="0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2.54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left="-0.019cm" fo:margin-right="0cm" fo:text-align="justify" style:justify-single-word="false" fo:orphans="2" fo:widows="2" fo:text-indent="1.251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-0.019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fo:line-height="100%" fo:text-align="justify" style:justify-single-word="false" fo:orphans="2" fo:widows="2"/>
    </style:style>
    <style:style style:name="P32" style:family="paragraph" style:parent-style-name="Text_20_body" style:list-style-name="L8">
      <style:paragraph-properties fo:margin-top="0cm" fo:margin-bottom="0cm" fo:line-height="100%" fo:text-align="justify" style:justify-single-word="false" fo:orphans="2" fo:widows="2"/>
    </style:style>
    <style:style style:name="P33" style:family="paragraph" style:parent-style-name="Text_20_body" style:list-style-name="L9">
      <style:paragraph-properties fo:margin-top="0cm" fo:margin-bottom="0cm" fo:line-height="100%" fo:text-align="justify" style:justify-single-word="false" fo:orphans="2" fo:widows="2"/>
    </style:style>
    <style:style style:name="P34" style:family="paragraph" style:parent-style-name="Text_20_body" style:list-style-name="L10">
      <style:paragraph-properties fo:margin-top="0cm" fo:margin-bottom="0cm" fo:line-height="100%" fo:text-align="justify" style:justify-single-word="false" fo:orphans="2" fo:widows="2"/>
    </style:style>
    <style:style style:name="P35" style:family="paragraph" style:parent-style-name="Text_20_body" style:list-style-name="L8">
      <style:paragraph-properties fo:margin-top="0cm" fo:margin-bottom="0cm" fo:line-height="100%" fo:text-align="justify" style:justify-single-word="false" fo:orphans="2" fo:widows="2"/>
      <style:text-properties fo:background-color="#ffffcc"/>
    </style:style>
    <style:style style:name="P36" style:family="paragraph" style:parent-style-name="Text_20_body">
      <style:paragraph-properties fo:margin-top="0cm" fo:margin-bottom="0cm" fo:line-height="100%" fo:text-align="justify" style:justify-single-word="false" fo:orphans="2" fo:widows="2"/>
      <style:text-properties fo:background-color="transparent"/>
    </style:style>
    <style:style style:name="T1" style:family="text">
      <style:text-properties style:font-name="Courier New" fo:font-size="10.5pt"/>
    </style:style>
    <style:style style:name="T2" style:family="text">
      <style:text-properties fo:font-size="10.5pt"/>
    </style:style>
    <style:style style:name="T3" style:family="text">
      <style:text-properties fo:font-size="10.5pt" fo:language="en" fo:country="US"/>
    </style:style>
    <style:style style:name="T4" style:family="text">
      <style:text-properties fo:font-size="10.5pt" fo:font-style="italic"/>
    </style:style>
    <style:style style:name="T5" style:family="text">
      <style:text-properties fo:color="#000000"/>
    </style:style>
    <style:style style:name="T6" style:family="text">
      <style:text-properties fo:color="#000000" fo:font-size="10.5pt"/>
    </style:style>
    <style:style style:name="T7" style:family="text">
      <style:text-properties fo:color="#000000" fo:font-size="10.5pt"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font-variant="normal" fo:text-transform="none" fo:color="#000000" style:text-line-through-style="none" style:font-name="arial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text-line-through-style="none" style:font-name="Verdana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0000" style:text-line-through-style="none" style:font-name="Verdana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style:font-size-asian="12pt" style:font-size-complex="12pt"/>
    </style:style>
    <style:style style:name="T14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6" style:family="text">
      <style:text-properties fo:font-variant="normal" fo:text-transform="none" fo:color="#000000" fo:font-size="10.5pt" fo:letter-spacing="normal" fo:font-style="normal" fo:font-weight="normal"/>
    </style:style>
    <style:style style:name="T17" style:family="text">
      <style:text-properties fo:font-variant="normal" fo:text-transform="none" fo:color="#000000" fo:font-size="9.75pt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0" style:family="text">
      <style:text-properties fo:font-variant="normal" fo:text-transform="none" fo:color="#000000" style:font-name="Verdana" fo:letter-spacing="normal" fo:font-style="normal" fo:font-weight="normal"/>
    </style:style>
    <style:style style:name="T21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Verdana" fo:font-size="12pt" fo:letter-spacing="normal" fo:font-style="normal" fo:font-weight="normal" fo:background-color="transparent" style:font-size-asian="12pt" style:font-size-complex="12pt"/>
    </style:style>
    <style:style style:name="T23" style:family="text">
      <style:text-properties fo:font-variant="normal" fo:text-transform="none" fo:color="#000000" style:font-name="Verdana" fo:font-size="12pt" fo:letter-spacing="normal" fo:language="en" fo:country="US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ff0000" style:font-name="arial" fo:font-size="10.5pt" fo:letter-spacing="normal" fo:font-style="italic" fo:font-weight="normal"/>
    </style:style>
    <style:style style:name="T26" style:family="text">
      <style:text-properties fo:font-variant="normal" fo:text-transform="none" fo:color="#ff0000" fo:font-size="10.5pt" fo:letter-spacing="normal" fo:font-style="italic" fo:font-weight="normal"/>
    </style:style>
    <style:style style:name="T27" style:family="text">
      <style:text-properties fo:font-variant="normal" fo:text-transform="none" fo:color="#ff0000" style:font-name="Verdana" fo:font-size="10.5pt" fo:letter-spacing="normal" fo:font-style="italic" fo:font-weight="normal"/>
    </style:style>
    <style:style style:name="T28" style:family="text">
      <style:text-properties fo:font-variant="normal" fo:text-transform="none" fo:color="#ff0000" style:font-name="Verdana" fo:letter-spacing="normal" fo:font-style="italic" fo:font-weight="normal"/>
    </style:style>
    <style:style style:name="T29" style:family="text">
      <style:text-properties fo:font-variant="normal" fo:text-transform="none" fo:color="#ff0000" style:font-name="Verdana" fo:font-size="12pt" fo:letter-spacing="normal" fo:font-style="italic" fo:font-weight="normal" style:font-size-asian="12pt" style:font-size-complex="12pt"/>
    </style:style>
    <style:style style:name="T30" style:family="text">
      <style:text-properties fo:color="#ff0000"/>
    </style:style>
    <style:style style:name="T31" style:family="text">
      <style:text-properties fo:color="#ff0000" fo:font-size="10.5pt" fo:font-style="italic"/>
    </style:style>
    <style:style style:name="T32" style:family="text">
      <style:text-properties fo:color="#ff0000" fo:font-size="10.5pt" fo:language="en" fo:country="US" fo:font-style="italic"/>
    </style:style>
    <style:style style:name="T33" style:family="text">
      <style:text-properties fo:color="#ff0000" fo:font-style="italic"/>
    </style:style>
    <style:style style:name="T34" style:family="text">
      <style:text-properties fo:color="#ff0000" fo:language="en" fo:country="US" fo:font-style="italic"/>
    </style:style>
    <style:style style:name="T35" style:family="text">
      <style:text-properties style:font-name="Verdana"/>
    </style:style>
    <style:style style:name="T36" style:family="text">
      <style:text-properties fo:language="en" fo:country="US"/>
    </style:style>
    <style:style style:name="T37" style:family="text">
      <style:text-properties fo:font-style="italic"/>
    </style:style>
    <text:list-style style:name="L1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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СТРУКТУРА САЙТА</text:p>
      <text:p text:style-name="P5">o    Об организации</text:p>
      <text:list xml:id="list33474591" text:style-name="L1">
        <text:list-item>
          <text:list>
            <text:list-item>
              <text:p text:style-name="P9">Общая информация (ссылка на раздел из раскрытия информации)</text:p>
            </text:list-item>
            <text:list-item>
              <text:p text:style-name="P9">Лицензии (фото большое – ограничение 1мб, фото маленькое – ограничение 400 кб, описание)</text:p>
            </text:list-item>
            <text:list-item>
              <text:p text:style-name="P9">Руководство (фото большое – ограничение 1мб, фото маленькое – ограничение 400 кб, должность, отдел, e-mail, свободная информация)</text:p>
            </text:list-item>
            <text:list-item>
              <text:p text:style-name="P9">Персонал (фото большое – ограничение 1мб, фото маленькое – ограничение 400 кб, должность, отдел, e-mail, свободная информация)</text:p>
            </text:list-item>
            <text:list-item>
              <text:p text:style-name="P9">Вакансии – (должность, требования, з.п., свободное поле, контактная информация, куда присылать резюме, к кому обращаться)</text:p>
            </text:list-item>
            <text:list-item>
              <text:p text:style-name="P20">Контакты – (контентное поле – редактор)</text:p>
            </text:list-item>
          </text:list>
        </text:list-item>
      </text:list>
      <text:p text:style-name="P5">o    Услуги</text:p>
      <text:list xml:id="list33461968" text:style-name="L2">
        <text:list-item>
          <text:list>
            <text:list-item>
              <text:p text:style-name="P13"><text:a xlink:type="simple" xlink:href="http://gzu-nakhodka.ru/services/paid_services/elektrotehnikka.php" office:target-frame-name="_blank" xlink:show="new"><text:span text:style-name="T13">Электротехнические работы</text:span></text:a><text:span text:style-name="T21"> - (контентное поле – редактор, прикрепить файлы)</text:span></text:p>
            </text:list-item>
            <text:list-item>
              <text:p text:style-name="P23"><text:a xlink:type="simple" xlink:href="http://gzu-nakhodka.ru/services/paid_services/sanitary_engineering.php" office:target-frame-name="_blank" xlink:show="new"><text:span text:style-name="T13">Сантехнические работы</text:span></text:a><text:span text:style-name="T21"> - (контентное поле – редактор,  прикрепить файлы)</text:span></text:p>
            </text:list-item>
          </text:list>
        </text:list-item>
      </text:list>
      <text:p text:style-name="P5">o    Тарифы</text:p>
      <text:p text:style-name="P28">o Жилищно-коммунальные услуги (ссылка на раздел из раскрытия информации)</text:p>
      <text:p text:style-name="P28">o Коммунальные ресурсы (ссылка на раздел из раскрытия информации)</text:p>
      <text:p text:style-name="P5">o    Новости</text:p>
      <text:list xml:id="list33444580" text:style-name="L3">
        <text:list-item>
          <text:list>
            <text:list-item>
              <text:p text:style-name="P14"><text:a xlink:type="simple" xlink:href="http://xn--80aalaedd6c8aj.xn--p1ai/новости/объявления/" office:target-frame-name="_blank" xlink:show="new"><text:span text:style-name="T13">Объявления</text:span></text:a><text:span text:style-name="T21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отключения/" office:target-frame-name="_blank" xlink:show="new"><text:span text:style-name="T13">Отключения</text:span></text:a><text:span text:style-name="T21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подключения/" office:target-frame-name="_blank" xlink:show="new"><text:span text:style-name="T13">Подключения</text:span></text:a><text:span text:style-name="T21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согласования/" office:target-frame-name="_blank" xlink:show="new"><text:span text:style-name="T13">Согласования</text:span></text:a><text:span text:style-name="T21"> – (дата, текст краткий, текст подробный, прикрепить файлы)</text:span></text:p>
            </text:list-item>
            <text:list-item>
              <text:p text:style-name="P14"><text:a xlink:type="simple" xlink:href="http://xn--80aalaedd6c8aj.xn--p1ai/новости/согласования/" office:target-frame-name="_blank" xlink:show="new"><text:span text:style-name="T13">Законодательства</text:span></text:a><text:span text:style-name="T21"> – (дата, текст краткий, текст подробный, прикрепить файлы)</text:span></text:p>
            </text:list-item>
            <text:list-item>
              <text:p text:style-name="P22"><text:span text:style-name="T5">Подписка на обновление – (</text:span><text:span text:style-name="T5">e</text:span><text:span text:style-name="T5">-</text:span><text:span text:style-name="T5">mail</text:span><text:span text:style-name="T5">, новости, обновление других разделов)<text:line-break/></text:span><text:span text:style-name="T37">Жилец в курсе (услуга, новости на мобильник)</text:span><text:span text:style-name="T5"><text:line-break/>(</text:span><text:span text:style-name="T37">можно подписать мобильник, с кого брать деньги? Сколько это стоит?)</text:span></text:p>
            </text:list-item>
          </text:list>
        </text:list-item>
      </text:list>
      <text:p text:style-name="P5">o    Финансы</text:p>
      <text:list xml:id="list33460712" text:style-name="L4">
        <text:list-item>
          <text:list>
            <text:list-item>
              <text:p text:style-name="P15"><text:soft-page-break/><text:a xlink:type="simple" xlink:href="http://www.uk6-omsk.ru/public/financial_hos_activity/finance.php" office:target-frame-name="_blank" xlink:show="new"><text:span text:style-name="T13">Бухгалтерская отчетность</text:span></text:a><text:span text:style-name="T21"> (ссылка на раздел из раскрытия информации)</text:span></text:p>
            </text:list-item>
            <text:list-item>
              <text:p text:style-name="P24"><text:a xlink:type="simple" xlink:href="http://www.uk6-omsk.ru/public/financial_hos_activity/income.php" office:target-frame-name="_blank" xlink:show="new"><text:span text:style-name="T13">Доходы от услуг по управлению МКД</text:span></text:a><text:span text:style-name="T21"> (ссылка на раздел из раскрытия информации)<text:line-break/></text:span><text:a xlink:type="simple" xlink:href="http://www.uk6-omsk.ru/public/financial_hos_activity/expense.php" office:target-frame-name="_blank" xlink:show="new"><text:span text:style-name="T13">Расходы в связи с оказанием услуг по управлению МКД</text:span></text:a></text:p>
            </text:list-item>
          </text:list>
        </text:list-item>
      </text:list>
      <text:p text:style-name="P5">o    Ваш дом</text:p>
      <text:list xml:id="list33454109" text:style-name="L5">
        <text:list-item>
          <text:list>
            <text:list-item>
              <text:p text:style-name="P10">Обслуживаемые дома (Улица, № дома, буква, номер сортировки, общая площадь, прикрепить файл плана работ по содержанию и ремонту, прикрепить файл доходов и расходов, прикрепить файл выполненных работ)</text:p>
            </text:list-item>
            <text:list-item>
              <text:p text:style-name="P21">План проводимых работ</text:p>
            </text:list-item>
          </text:list>
        </text:list-item>
      </text:list>
      <text:p text:style-name="P5">o    Вопрос-ответ (любая вложенность разделов, вопрос, ответ, комментарии, премодерирование) <text:span text:style-name="T33">(</text:span><text:span text:style-name="T33">on</text:span><text:span text:style-name="T33">-</text:span><text:span text:style-name="T33">line</text:span><text:span text:style-name="T30"> </text:span><text:span text:style-name="T33">консультация – готов ли, а это РЭУ, есть ли у них на это штат?)</text:span></text:p>
      <text:p text:style-name="P28">o    Что входит в жилищно коммунальные услуги?</text:p>
      <text:p text:style-name="P28">o    Как и где можно оплатить услуги жкх?</text:p>
      <text:p text:style-name="P28">o    …</text:p>
      <text:p text:style-name="P5">o    Документы (любая вложенность разделов – причем в одном разделы могут быть, как и разделы, так и файлы, название, краткое описание, прикрепить файлы)</text:p>
      <text:list xml:id="list33465581" text:style-name="L6">
        <text:list-item>
          <text:list>
            <text:list-item>
              <text:p text:style-name="P25"><text:a xlink:type="simple" xlink:href="http://gzu-nakhodka.ru/services/utilities/draft_treaty.php" office:target-frame-name="_blank" xlink:show="new"><text:span text:style-name="T13">Проект договора</text:span></text:a><text:span text:style-name="T21"> управления</text:span></text:p>
            </text:list-item>
          </text:list>
        </text:list-item>
      </text:list>
      <text:p text:style-name="P28">o    Законодательство</text:p>
      <text:list xml:id="list33449123" text:style-name="L7">
        <text:list-item>
          <text:p text:style-name="P11">Личный кабинет жильца</text:p>
          <text:list>
            <text:list-item>
              <text:p text:style-name="P11">Электронная квитанция на оплату коммунальных услуг <text:span text:style-name="T33">(описать перечень необходимой информации, достать форму)</text:span></text:p>
            </text:list-item>
            <text:list-item>
              <text:p text:style-name="P12"><text:span text:style-name="T5">Баланс платежей и задолженность </text:span><text:span text:style-name="T37">(описать перечень информации, за текущий год)</text:span></text:p>
            </text:list-item>
            <text:list-item>
              <text:p text:style-name="P12"><text:span text:style-name="T5">Ввод показания счетчиков учета воды, газа, электроэнергии и др. </text:span><text:span text:style-name="T37">(перечень информации которую необходимо вводить)</text:span></text:p>
            </text:list-item>
            <text:list-item>
              <text:p text:style-name="P11">Заявка на вызов мастера и проследить за ее состоянием <text:span text:style-name="T33">(доделать, встроить техническую поддержку на жкхинформ.рф, описать состояния)</text:span></text:p>
            </text:list-item>
            <text:list-item>
              <text:p text:style-name="P11">Задать вопрос или направить обращение Управлению <text:span text:style-name="T33">(доделать, встроить техническую поддержку на жкхинформ.рф, описать состояния)</text:span></text:p>
            </text:list-item>
            <text:list-item>
              <text:p text:style-name="P11">Записаться на прием к руководителю <text:span text:style-name="T33">(график, информация о записи, периодичность ее заполнения, актуальность, какая система применяется в жеке?)</text:span></text:p>
            </text:list-item>
            <text:list-item>
              <text:p text:style-name="P11">Оплатить услуги ЖКХ на сайте <text:span text:style-name="T33">(в разработке).</text:span></text:p>
            </text:list-item>
          </text:list>
        </text:list-item>
        <text:list-item>
          <text:p text:style-name="P11">Раскрытие информации</text:p>
          <text:list>
            <text:list-item>
              <text:p text:style-name="P11">Общая информация (фирменное наименование юридического лица; фамилия, имя и отчество руководителя; реквизиты свидетельства о государственной регистрации; почтовый адрес; адрес фактического местонахождения; контактные <text:soft-page-break/>телефоны; официальный сайт в сети Интернет; адрес электронной почты; режим работы; в том числе часы личного приема граждан сотрудниками управляющей организации; работы диспетчерских служб; перечень многоквартирных домов – ссылка на другой раздел; членство управляющей организации в саморегулируемой организации с указанием их наименований и адресов, включая официальный сайт в сети Интернет, контентное поле - редактор)</text:p>
            </text:list-item>
            <text:list-item>
              <text:p text:style-name="P16"><text:a xlink:type="simple" xlink:href="http://www.uk6-omsk.ru/public/financial_hos_activity/" office:target-frame-name="_blank" xlink:show="new"><text:span text:style-name="T13">Финансово-хозяйственная деятельность</text:span></text:a></text:p>
              <text:list>
                <text:list-item>
                  <text:p text:style-name="P16"><text:a xlink:type="simple" xlink:href="http://www.uk6-omsk.ru/public/financial_hos_activity/finance.php" office:target-frame-name="_blank" xlink:show="new"><text:span text:style-name="T13">бухгалтерская отчетность</text:span></text:a><text:span text:style-name="T21"> (контентное поле – редактор, прикрепить файлы)</text:span></text:p>
                </text:list-item>
                <text:list-item>
                  <text:p text:style-name="P16"><text:a xlink:type="simple" xlink:href="http://www.uk6-omsk.ru/public/financial_hos_activity/income.php" office:target-frame-name="_blank" xlink:show="new"><text:span text:style-name="T13">доходы от услуг по управлению МКД</text:span></text:a><text:span text:style-name="T21"> (контентное поле – редактор, прикрепить файлы)          </text:span></text:p>
                </text:list-item>
                <text:list-item>
                  <text:p text:style-name="P16"><text:a xlink:type="simple" xlink:href="http://www.uk6-omsk.ru/public/financial_hos_activity/expense.php" office:target-frame-name="_blank" xlink:show="new"><text:span text:style-name="T13">расходы в связи с оказанием услуг по управлению МКД</text:span></text:a><text:span text:style-name="T21"> (контентное поле – редактор, прикрепить файлы)</text:span></text:p>
                </text:list-item>
              </text:list>
            </text:list-item>
            <text:list-item>
              <text:p text:style-name="P16"><text:span text:style-name="T21">Информация об услугах, работах по </text:span><text:a xlink:type="simple" xlink:href="http://www.uk6-omsk.ru/public/common_privacy.php" office:target-frame-name="_blank" xlink:show="new"><text:span text:style-name="T13">содержанию</text:span></text:a><text:span text:style-name="T21"> и ремонту</text:span></text:p>
              <text:list>
                <text:list-item>
                  <text:p text:style-name="P11">Базовые, указанные в Постановлении N 491 от 13 августа 2006 г. <text:span text:style-name="T33">(подумать о форме)</text:span></text:p>
                </text:list-item>
                <text:list-item>
                  <text:p text:style-name="P11">Связанные с деятельностью <text:span text:style-name="T33">(подумать о форме)</text:span></text:p>
                </text:list-item>
              </text:list>
            </text:list-item>
            <text:list-item>
              <text:p text:style-name="P16"><text:a xlink:type="simple" xlink:href="http://www.uk6-omsk.ru/public/order_services/" office:target-frame-name="_blank" xlink:show="new"><text:span text:style-name="T13">Порядок и условия оказания услуг</text:span></text:a><text:span text:style-name="T21"> по </text:span><text:a xlink:type="simple" xlink:href="http://www.uk6-omsk.ru/public/common_privacy.php" office:target-frame-name="_blank" xlink:show="new"><text:span text:style-name="T13">содержание и ремонт</text:span></text:a></text:p>
              <text:list>
                <text:list-item>
                  <text:p text:style-name="P11">Договор</text:p>
                </text:list-item>
                <text:list-item>
                  <text:p text:style-name="P11">Выполнение обязательств по договору</text:p>
                  <text:list>
                    <text:list-item>
                      <text:p text:style-name="P11">План работ по содержанию и ремонту</text:p>
                    </text:list-item>
                    <text:list-item>
                      <text:p text:style-name="P11">Меры по снижению расходов на работу</text:p>
                    </text:list-item>
                  </text:list>
                </text:list-item>
                <text:list-item>
                  <text:p text:style-name="P11">Нарушения</text:p>
                </text:list-item>
                <text:list-item>
                  <text:p text:style-name="P11">Соответствие качеству</text:p>
                </text:list-item>
              </text:list>
            </text:list-item>
            <text:list-item>
              <text:p text:style-name="P16"><text:span text:style-name="T21">Содержание, периодичность, результат, </text:span><text:a xlink:type="simple" xlink:href="http://www.uk6-omsk.ru/public/tarifs_ourworks.php" office:target-frame-name="_blank" xlink:show="new"><text:span text:style-name="T13">стоимость</text:span></text:a><text:span text:style-name="T21"> работ по содержанию и ремонту </text:span><text:span text:style-name="T29">(подумать о форме)</text:span></text:p>
            </text:list-item>
            <text:list-item>
              <text:p text:style-name="P16"><text:a xlink:type="simple" xlink:href="http://www.uk6-omsk.ru/public/tarifs_communal.php" office:target-frame-name="_blank" xlink:show="new"><text:span text:style-name="T13">Тарифы на коммунальные ресурсы</text:span></text:a><text:span text:style-name="T21"> </text:span><text:span text:style-name="T29">(подумать по форме)</text:span></text:p>
            </text:list-item>
            <text:list-item>
              <text:p text:style-name="P26"><text:a xlink:type="simple" xlink:href="http://www.uk6-omsk.ru/" office:target-frame-name="_blank" xlink:show="new"><text:span text:style-name="T13">Случаи привлечения к ответственности</text:span></text:a><text:span text:style-name="T21"> (контентная страница)</text:span></text:p>
            </text:list-item>
          </text:list>
        </text:list-item>
      </text:list>
      <text:p text:style-name="P2"/>
      <text:p text:style-name="P2"/>
      <text:p text:style-name="P27">Задачи по проекту «Сайт УК»</text:p>
      <text:p text:style-name="P29"/>
      <text:p text:style-name="P29">Выделить модули из структуры меню</text:p>
      <text:p text:style-name="P29">Выделить типы пользователей</text:p>
      <text:p text:style-name="P29">Сформировать начальные данные</text:p>
      <text:p text:style-name="P29"/>
      <text:p text:style-name="P30">Список модулей:</text:p>
      <text:list xml:id="list34356711" text:style-name="L8">
        <text:list-item>
          <text:p text:style-name="P7"><text:span text:style-name="T35">Лизензии </text:span><text:span text:style-name="T21">(фото большое – ограничение 1мб, фото маленькое – ограничение 400 кб, описание) </text:span></text:p>
        </text:list-item>
        <text:list-item>
          <text:p text:style-name="P7"><text:span text:style-name="T21">Персонал с категориями (фото большое – ограничение 1мб, фото маленькое – ограничение 400 кб, должность, отдел, </text:span><text:span text:style-name="T21">e</text:span><text:span text:style-name="T21">-</text:span><text:span text:style-name="T21">mail</text:span><text:span text:style-name="T21">, свободная информация)</text:span></text:p>
        </text:list-item>
        <text:list-item>
          <text:p text:style-name="P7"><text:span text:style-name="T21">Вакансии (должность, требования, з.п., свободное поле, контактная информация, куда присылать резюме, к кому обращаться)</text:span></text:p>
        </text:list-item>
        <text:list-item>
          <text:p text:style-name="P8"><text:span text:style-name="T21">Контентный страницы (контентное поле – редактор, прикрепить файлы)</text:span></text:p>
        </text:list-item>
        <text:list-item>
          <text:p text:style-name="P8"><text:span text:style-name="T21">Новости с категорией (дата, текст краткий, текст подробный, прикрепить файлы, комментарий)</text:span></text:p>
        </text:list-item>
        <text:list-item>
          <text:p text:style-name="P7"><text:span text:style-name="T21">Дом (Улица, № дома, буква, номер сортировки, общая площадь, прикрепить файл плана работ по содержанию и ремонту, прикрепить файл доходов и расходов, прикрепить файл выполненных работ)</text:span></text:p>
        </text:list-item>
        <text:list-item>
          <text:p text:style-name="P6">Вопрос-ответ (любая вложенность разделов, вопрос, ответ, комментарии, премодерирование) + Заявки на обслуживание</text:p>
        </text:list-item>
        <text:list-item>
          <text:p text:style-name="P6">Документы (любая вложенность разделов – причем в одном разделы могут быть, как и разделы, так и файлы, название, краткое описание, прикрепить файлы)</text:p>
        </text:list-item>
        <text:list-item>
          <text:p text:style-name="P32"><text:span text:style-name="T21">Счетчики показания счетчиков учета воды, газа, электроэнергии и др.</text:span></text:p>
        </text:list-item>
        <text:list-item>
          <text:p text:style-name="P32"><text:span text:style-name="T21">Записаться на прием к руководителю</text:span></text:p>
        </text:list-item>
        <text:list-item>
          <text:p text:style-name="P32"><text:span text:style-name="T21">Платежи с эл. Квитанцией. Баланс платежей</text:span></text:p>
        </text:list-item>
        <text:list-item>
          <text:p text:style-name="P35"><text:span text:style-name="T21">Управление пользователями на основе ролей</text:span></text:p>
        </text:list-item>
        <text:list-item>
          <text:p text:style-name="P35"><text:span text:style-name="T21">Управление лицевыми счетами</text:span></text:p>
        </text:list-item>
      </text:list>
      <text:p text:style-name="P36"><text:span text:style-name="T21"/></text:p>
      <text:p text:style-name="P36"><text:span text:style-name="T21">Виды пользователей</text:span></text:p>
      <text:list xml:id="list34453587" text:style-name="L9">
        <text:list-item>
          <text:p text:style-name="P33"><text:span text:style-name="T22">Не зарегистрированный пользователь</text:span></text:p>
        </text:list-item>
        <text:list-item>
          <text:p text:style-name="P33"><text:span text:style-name="T22">Жилец дома</text:span></text:p>
        </text:list-item>
        <text:list-item>
          <text:p text:style-name="P33"><text:span text:style-name="T22">Администратор сайта</text:span></text:p>
        </text:list-item>
      </text:list>
      <text:p text:style-name="P31"><text:span text:style-name="T22"/></text:p>
      <text:p text:style-name="P31"><text:span text:style-name="T22">Служебные классы </text:span></text:p>
      <text:list xml:id="list34520151" text:style-name="L10">
        <text:list-item>
          <text:p text:style-name="P34"><text:span text:style-name="T22">Пользователи</text:span></text:p>
        </text:list-item>
        <text:list-item>
          <text:p text:style-name="P34"><text:span text:style-name="T22">Меню и модул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Харлампенков</meta:initial-creator>
    <meta:creation-date>2011-05-03T19:55:47.97</meta:creation-date>
    <dc:date>2011-05-13T14:38:29.13</dc:date>
    <dc:creator>Иван Харлампенков</dc:creator>
    <meta:editing-duration>PT5H14M58S</meta:editing-duration>
    <meta:editing-cycles>27</meta:editing-cycles>
    <meta:generator>OpenOffice.org/3.3$Win32 OpenOffice.org_project/330m20$Build-9567</meta:generator>
    <meta:document-statistic meta:table-count="0" meta:image-count="0" meta:object-count="0" meta:page-count="4" meta:paragraph-count="86" meta:word-count="869" meta:character-count="6111"/>
  </office:meta>
</office:document-meta>
</file>